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TUDENTS" style:family="table">
      <style:table-properties style:width="10.0979in" table:align="left"/>
    </style:style>
    <style:style style:name="STUDENTS.A" style:family="table-column">
      <style:table-column-properties style:column-width="0.3764in"/>
    </style:style>
    <style:style style:name="STUDENTS.C" style:family="table-column">
      <style:table-column-properties style:column-width="1.6229in"/>
    </style:style>
    <style:style style:name="STUDENTS.D" style:family="table-column">
      <style:table-column-properties style:column-width="0.4222in"/>
    </style:style>
    <style:style style:name="STUDENTS.E" style:family="table-column">
      <style:table-column-properties style:column-width="0.5236in"/>
    </style:style>
    <style:style style:name="STUDENTS.Q" style:family="table-column">
      <style:table-column-properties style:column-width="1.0167in"/>
    </style:style>
    <style:style style:name="STUDENTS.1" style:family="table-row">
      <style:table-row-properties style:min-row-height="0.9799in"/>
    </style:style>
    <style:style style:name="STUDENTS.A1" style:family="table-cell">
      <style:table-cell-properties fo:padding="0.0382in" fo:border-left="0.05pt solid #000000" fo:border-right="none" fo:border-top="0.05pt solid #000000" fo:border-bottom="none"/>
    </style:style>
    <style:style style:name="STUDENTS.C1" style:family="table-cell">
      <style:table-cell-properties fo:padding="0.0382in" fo:border-left="none" fo:border-right="none" fo:border-top="0.05pt solid #000000" fo:border-bottom="0.05pt solid #000000"/>
    </style:style>
    <style:style style:name="STUDENTS.E1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STUDENTS.Q1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STUDENTS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TUDENTS.Q2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STUDENTS.A3" style:family="table-cell">
      <style:table-cell-properties fo:padding="0.0382in" fo:border-left="0.05pt solid #000000" fo:border-right="none" fo:border-top="none" fo:border-bottom="0.05pt solid #000000"/>
    </style:style>
    <style:style style:name="STUDENTS.A4" style:family="table-cell">
      <style:table-cell-properties fo:padding="0.0382in" fo:border-left="0.05pt solid #000000" fo:border-right="none" fo:border-top="none" fo:border-bottom="0.05pt solid #000000"/>
    </style:style>
    <style:style style:name="STUDENTS.B4" style:family="table-cell">
      <style:table-cell-properties fo:padding="0.0382in" fo:border-left="0.05pt solid #000000" fo:border-right="none" fo:border-top="none" fo:border-bottom="0.05pt solid #000000"/>
    </style:style>
    <style:style style:name="STUDENTS.Q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4pt" fo:language="en" fo:country="US" fo:font-weight="bold" fo:background-color="#ffff99" style:font-size-asian="14pt" style:font-weight-asian="bold" style:font-size-complex="14pt" style:font-weight-complex="bold"/>
    </style:style>
    <style:style style:name="P2" style:family="paragraph" style:parent-style-name="Standard">
      <style:paragraph-properties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hyphenation-ladder-count="no-limit"/>
      <style:text-properties fo:font-variant="normal" fo:text-transform="none" fo:color="#0000ff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4pt" style:font-size-complex="14pt" fo:hyphenate="true" fo:hyphenation-remain-char-count="2" fo:hyphenation-push-char-count="2"/>
    </style:style>
    <style:style style:name="P5" style:family="paragraph" style:parent-style-name="Standard">
      <style:paragraph-properties fo:hyphenation-ladder-count="no-limit"/>
      <style:text-properties fo:font-variant="normal" fo:text-transform="none" fo:color="#000000" style:text-line-through-style="none" style:text-line-through-type="none" style:font-name="Arial1" fo:font-size="8pt" fo:font-style="normal" style:text-underline-style="none" fo:font-weight="normal" style:text-blinking="false" fo:background-color="transparent" style:font-size-asian="8pt" style:font-size-complex="8pt" fo:hyphenate="true" fo:hyphenation-remain-char-count="2" fo:hyphenation-push-char-count="2"/>
    </style:style>
    <style:style style:name="P6" style:family="paragraph" style:parent-style-name="Table_20_Contents">
      <style:paragraph-properties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7" style:family="paragraph" style:parent-style-name="Table_20_Contents">
      <style:paragraph-properties fo:text-align="center" style:justify-single-word="false" fo:hyphenation-ladder-count="no-limit"/>
      <style:text-properties style:font-name="Arial" fo:font-size="8pt" fo:background-color="#ffffff" style:font-size-asian="8pt" style:font-size-complex="8pt" fo:hyphenate="true" fo:hyphenation-remain-char-count="2" fo:hyphenation-push-char-count="2"/>
    </style:style>
    <style:style style:name="P8" style:family="paragraph" style:parent-style-name="Table_20_Contents">
      <style:paragraph-properties fo:text-align="center" style:justify-single-word="false" fo:hyphenation-ladder-count="no-limit"/>
      <style:text-properties style:font-name="Arial" fo:font-size="8pt" fo:background-color="transparent" style:font-size-asian="8pt" style:font-size-complex="8pt" fo:hyphenate="true" fo:hyphenation-remain-char-count="2" fo:hyphenation-push-char-count="2"/>
    </style:style>
    <style:style style:name="P9" style:family="paragraph" style:parent-style-name="Table_20_Contents">
      <style:paragraph-properties fo:text-align="center" style:justify-single-word="false" fo:hyphenation-ladder-count="no-limit"/>
      <style:text-properties style:font-name="Arial" fo:font-size="8pt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0" style:family="paragraph" style:parent-style-name="Table_20_Contents">
      <style:paragraph-properties fo:text-align="center" style:justify-single-word="false" fo:hyphenation-ladder-count="no-limit"/>
      <style:text-properties style:font-name="Arial" fo:font-size="8pt" fo:font-weight="normal" fo:background-color="transparent" style:font-size-asian="8pt" style:font-weight-asian="normal" style:font-size-complex="8pt" style:font-weight-complex="normal" fo:hyphenate="true" fo:hyphenation-remain-char-count="2" fo:hyphenation-push-char-count="2"/>
    </style:style>
    <style:style style:name="P11" style:family="paragraph" style:parent-style-name="Table_20_Contents">
      <style:paragraph-properties fo:hyphenation-ladder-count="no-limit"/>
      <style:text-properties style:font-name="Arial" fo:font-size="9pt" fo:background-color="transparent" style:font-size-asian="9pt" style:font-size-complex="9pt" fo:hyphenate="true" fo:hyphenation-remain-char-count="2" fo:hyphenation-push-char-count="2"/>
    </style:style>
    <style:style style:name="P12" style:family="paragraph" style:parent-style-name="Table_20_Contents">
      <style:paragraph-properties fo:text-align="center" style:justify-single-word="false" fo:hyphenation-ladder-count="no-limit"/>
      <style:text-properties style:font-name="Arial" fo:font-size="9pt" fo:language="en" fo:country="US" fo:font-weight="bold" fo:background-color="transparent" style:font-size-asian="9pt" style:font-weight-asian="bold" style:font-size-complex="9pt" style:font-weight-complex="bold" fo:hyphenate="true" fo:hyphenation-remain-char-count="2" fo:hyphenation-push-char-count="2"/>
    </style:style>
    <style:style style:name="P13" style:family="paragraph" style:parent-style-name="Table_20_Contents">
      <style:paragraph-properties fo:text-align="center" style:justify-single-word="false" fo:hyphenation-ladder-count="no-limit"/>
      <style:text-properties style:font-name="Arial" fo:font-size="9pt" fo:language="en" fo:country="US" fo:background-color="transparent" style:font-size-asian="9pt" style:font-size-complex="9pt" fo:hyphenate="true" fo:hyphenation-remain-char-count="2" fo:hyphenation-push-char-count="2"/>
    </style:style>
    <style:style style:name="P14" style:family="paragraph" style:parent-style-name="Table_20_Contents">
      <style:paragraph-properties fo:text-align="center" style:justify-single-word="false" fo:hyphenation-ladder-count="no-limit"/>
      <style:text-properties style:font-name="Arial" fo:font-size="9pt" style:font-size-asian="7.84999990463257pt" style:font-size-complex="9pt" fo:hyphenate="true" fo:hyphenation-remain-char-count="2" fo:hyphenation-push-char-count="2"/>
    </style:style>
    <style:style style:name="P15" style:family="paragraph" style:parent-style-name="Table_20_Contents">
      <style:paragraph-properties fo:text-align="center" style:justify-single-word="false" fo:hyphenation-ladder-count="no-limit"/>
      <style:text-properties style:use-window-font-color="true" style:font-name="Arial" fo:font-size="8pt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6" style:family="paragraph" style:parent-style-name="Table_20_Contents">
      <style:paragraph-properties fo:text-align="center" style:justify-single-word="false" fo:hyphenation-ladder-count="no-limit"/>
      <style:text-properties style:use-window-font-color="true" style:font-name="Arial" fo:font-size="8pt" fo:language="en" fo:country="US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7" style:family="paragraph" style:parent-style-name="Text_20_body">
      <style:paragraph-properties fo:margin-top="0in" fo:margin-bottom="0in" loext:contextual-spacing="false" fo:text-align="center" style:justify-single-word="false" fo:hyphenation-ladder-count="no-limit"/>
      <style:text-properties fo:font-variant="normal" fo:text-transform="none" fo:color="#000000" style:text-line-through-style="none" style:text-line-through-type="none" style:font-name="Arial1" fo:font-size="7.5pt" fo:font-style="normal" style:text-underline-style="none" fo:font-weight="bold" style:text-blinking="false" fo:background-color="transparent" style:font-size-asian="14pt" style:font-size-complex="14pt" fo:hyphenate="true" fo:hyphenation-remain-char-count="2" fo:hyphenation-push-char-count="2"/>
    </style:style>
    <style:style style:name="P18" style:family="paragraph" style:parent-style-name="Text_20_body">
      <style:paragraph-properties fo:margin-top="0in" fo:margin-bottom="0in" loext:contextual-spacing="false" fo:text-align="center" style:justify-single-word="false" fo:hyphenation-ladder-count="no-limit"/>
      <style:text-properties fo:font-variant="normal" fo:text-transform="none" fo:color="#000000" style:text-line-through-style="none" style:text-line-through-type="none" style:font-name="Arial1" fo:font-size="7.5pt" fo:font-style="normal" style:text-underline-style="none" fo:font-weight="bold" style:text-blinking="false" fo:background-color="transparent" fo:hyphenate="true" fo:hyphenation-remain-char-count="2" fo:hyphenation-push-char-count="2"/>
    </style:style>
    <style:style style:name="P19" style:family="paragraph" style:parent-style-name="Text_20_body">
      <style:paragraph-properties fo:margin-top="0in" fo:margin-bottom="0in" loext:contextual-spacing="false" fo:text-align="center" style:justify-single-word="false" fo:hyphenation-ladder-count="no-limit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style:text-blinking="false" fo:background-color="transparent" style:font-size-asian="9pt" style:font-size-complex="9pt" fo:hyphenate="true" fo:hyphenation-remain-char-count="2" fo:hyphenation-push-char-count="2"/>
    </style:style>
    <style:style style:name="P20" style:family="paragraph" style:parent-style-name="Text_20_body">
      <style:paragraph-properties fo:margin-top="0in" fo:margin-bottom="0in" loext:contextual-spacing="false" fo:text-align="start" style:justify-single-word="false" fo:hyphenation-ladder-count="no-limit"/>
      <style:text-properties fo:font-size="9pt" style:font-size-asian="9pt" style:font-size-complex="9pt" fo:hyphenate="true" fo:hyphenation-remain-char-count="2" fo:hyphenation-push-char-count="2"/>
    </style:style>
    <style:style style:name="P21" style:family="paragraph" style:parent-style-name="Text_20_body">
      <style:paragraph-properties fo:margin-top="0in" fo:margin-bottom="0in" loext:contextual-spacing="false" fo:text-align="start" style:justify-single-word="false" fo:hyphenation-ladder-count="no-limit"/>
      <style:text-properties style:font-name="Arial" fo:font-size="9pt" fo:font-weight="normal" style:font-size-asian="9pt" style:font-size-complex="9pt" fo:hyphenate="true" fo:hyphenation-remain-char-count="2" fo:hyphenation-push-char-count="2"/>
    </style:style>
    <style:style style:name="P22" style:family="paragraph" style:parent-style-name="Text_20_body">
      <style:paragraph-properties fo:margin-top="0in" fo:margin-bottom="0in" loext:contextual-spacing="false" fo:line-height="120%" fo:text-align="start" style:justify-single-word="false" fo:hyphenation-ladder-count="no-limit" style:writing-mode="lr-tb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bold" style:text-blinking="false" fo:background-color="transparent" style:font-size-asian="9pt" style:font-size-complex="9pt" fo:hyphenate="true" fo:hyphenation-remain-char-count="2" fo:hyphenation-push-char-count="2"/>
    </style:style>
    <style:style style:name="P23" style:family="paragraph" style:parent-style-name="Text_20_body">
      <style:paragraph-properties fo:margin-top="0in" fo:margin-bottom="0in" loext:contextual-spacing="false" fo:line-height="100%" fo:hyphenation-ladder-count="no-limit" style:shadow="none" style:writing-mode="lr-tb">
        <style:tab-stops/>
      </style:paragraph-properties>
      <style:text-properties fo:font-size="8pt" style:font-size-asian="8pt" style:font-size-complex="8pt" fo:hyphenate="true" fo:hyphenation-remain-char-count="2" fo:hyphenation-push-char-count="2"/>
    </style:style>
    <style:style style:name="P24" style:family="paragraph" style:parent-style-name="Text_20_body">
      <style:paragraph-properties fo:margin-top="0in" fo:margin-bottom="0in" loext:contextual-spacing="false" fo:line-height="100%" fo:hyphenation-ladder-count="no-limit" style:shadow="none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1" fo:font-size="8pt" fo:font-style="normal" style:text-underline-style="none" fo:font-weight="normal" style:text-blinking="false" fo:background-color="transparent" style:font-size-asian="8pt" style:font-size-complex="8pt" fo:hyphenate="true" fo:hyphenation-remain-char-count="2" fo:hyphenation-push-char-count="2"/>
    </style:style>
    <style:style style:name="P25" style:family="paragraph" style:parent-style-name="Text_20_body">
      <style:paragraph-properties fo:margin-top="0in" fo:margin-bottom="0in" loext:contextual-spacing="false" fo:line-height="100%" fo:text-align="start" style:justify-single-word="false" fo:hyphenation-ladder-count="no-limit" style:shadow="none">
        <style:tab-stops/>
      </style:paragraph-properties>
      <style:text-properties fo:font-variant="normal" fo:text-transform="none" fo:color="#000000" style:text-line-through-style="none" style:text-line-through-type="none" style:font-name="Arial1" fo:font-size="8pt" fo:font-style="normal" style:text-underline-style="none" fo:font-weight="normal" style:text-blinking="false" fo:background-color="transparent" style:font-size-asian="8pt" style:font-size-complex="8pt" fo:hyphenate="true" fo:hyphenation-remain-char-count="2" fo:hyphenation-push-char-count="2"/>
    </style:style>
    <style:style style:name="P26" style:family="paragraph" style:parent-style-name="Text_20_body">
      <style:paragraph-properties fo:text-align="center" style:justify-single-word="false" fo:hyphenation-ladder-count="no-limit"/>
      <style:text-properties fo:font-size="12pt" style:font-size-asian="12pt" style:font-size-complex="12pt" fo:hyphenate="true" fo:hyphenation-remain-char-count="2" fo:hyphenation-push-char-count="2"/>
    </style:style>
    <style:style style:name="P27" style:family="paragraph" style:parent-style-name="Text_20_body">
      <style:paragraph-properties fo:text-align="center" style:justify-single-word="false"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28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hyphenation-ladder-count="no-limit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bold" style:text-blinking="false" fo:background-color="transparent" fo:hyphenate="true" fo:hyphenation-remain-char-count="2" fo:hyphenation-push-char-count="2"/>
    </style:style>
    <style:style style:name="P29" style:family="paragraph" style:parent-style-name="Text_20_body">
      <style:paragraph-properties fo:margin-left="0.0098in" fo:margin-right="0in" fo:margin-top="0in" fo:margin-bottom="0in" loext:contextual-spacing="false" fo:line-height="120%" fo:text-align="center" style:justify-single-word="false" fo:hyphenation-ladder-count="no-limit" fo:text-indent="0.0098in" style:auto-text-indent="false" style:writing-mode="lr-tb"/>
      <style:text-properties fo:font-variant="small-caps" fo:color="#000000" style:text-line-through-style="none" style:text-line-through-type="none" style:font-name="Arial1" fo:font-size="8pt" fo:font-style="normal" style:text-underline-style="none" fo:font-weight="bold" style:text-blinking="false" fo:background-color="transparent" style:font-size-asian="8pt" style:font-size-complex="8pt" fo:hyphenate="true" fo:hyphenation-remain-char-count="2" fo:hyphenation-push-char-count="2"/>
    </style:style>
    <style:style style:name="T1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9.75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style:text-blinking="false" fo:background-color="transparent" loext:char-shading-value="0" style:font-size-asian="9pt" style:font-size-complex="9pt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tyle="italic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3333ff" style:text-line-through-style="none" style:text-line-through-type="none" style:font-name="Arial1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9" style:family="text">
      <style:text-properties fo:color="#3333ff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TUDENTS" table:style-name="STUDENTS">
        <table:table-column table:style-name="STUDENTS.A" table:number-columns-repeated="2"/>
        <table:table-column table:style-name="STUDENTS.C"/>
        <table:table-column table:style-name="STUDENTS.D"/>
        <table:table-column table:style-name="STUDENTS.E" table:number-columns-repeated="12"/>
        <table:table-column table:style-name="STUDENTS.Q"/>
        <table:table-header-rows>
          <table:table-row table:style-name="STUDENTS.1">
            <table:table-cell table:style-name="STUDENTS.A1" table:number-rows-spanned="2" table:number-columns-spanned="2" office:value-type="string">
              <text:p text:style-name="P2"><text:bookmark text:name="docs-internal-guid-8069d387-805a-e03d-9159-bf506aa02e7c"/><text:span text:style-name="T6"><draw:frame draw:style-name="fr1" draw:name="Графический объект1" text:anchor-type="as-char" svg:y="-0.4319in" svg:width="0.6563in" svg:height="0.948in" draw:z-index="0"><draw:image xlink:href="https://lh3.googleusercontent.com/bvn_R-vefx0azFiSqO4ElMjNFrDIMXDJMKFCiPFh-5b88iy6XHC7t1KX7Asf8ifSur445SrD8j7QNQybxV-HdZoXOC4NmNkqm68tNv5R16POsrzPWFtuML6XmzkKmomwFnK_ZCsIYp9GbkiHkA" xlink:type="simple" xlink:show="embed" xlink:actuate="onLoad" loext:mime-type="image/png"/></draw:frame></text:span><text:s/></text:p>
            </table:table-cell>
            <table:covered-table-cell/>
            <table:table-cell table:style-name="STUDENTS.C1" table:number-rows-spanned="2" table:number-columns-spanned="2" office:value-type="string">
              <text:p text:style-name="P21"><text:bookmark text:name="docs-internal-guid-8069d387-805a-b9fa-c556-5772bce487f2"/><text:span text:style-name="T2">2nd</text:span><text:span text:style-name="T6"> </text:span><text:span text:style-name="T2">Floor, Chiswick Gate </text:span><text:span text:style-name="T6">● </text:span><text:span text:style-name="T2">Chiswick High Road </text:span><text:span text:style-name="T6">● </text:span><text:span text:style-name="T2">London </text:span><text:span text:style-name="T6">● </text:span><text:span text:style-name="T2">W4 5RT </text:span><text:span text:style-name="T6">● </text:span><text:span text:style-name="T2">UK</text:span></text:p>
              <text:p text:style-name="P20"/>
              <text:p text:style-name="P22">Tel: 020 8994 4141</text:p>
              <text:p text:style-name="P22">Fax: 020 8994 7880</text:p>
              <text:p text:style-name="P20"><text:a xlink:type="simple" xlink:href="mailto:Exambookings@itecworld.co.uk" text:style-name="Internet_20_link" text:visited-style-name="Visited_20_Internet_20_Link"><text:span text:style-name="T8">Exambookings@itecworld.co.uk</text:span></text:a><text:span text:style-name="T9"> </text:span></text:p>
            </table:table-cell>
            <table:covered-table-cell/>
            <table:table-cell table:style-name="STUDENTS.E1" table:number-columns-spanned="12" office:value-type="string">
              <text:p text:style-name="P4">[DISCIPLINE_NAME]</text:p>
              <text:p text:style-name="P4">Группа [GROUP_NAME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STUDENTS.Q1" office:value-type="string">
              <text:p text:style-name="P19"><text:bookmark text:name="docs-internal-guid-8069d387-805b-7747-4498-82add727b2e2"/>ITEC</text:p>
              <text:p text:style-name="P26"><text:span text:style-name="T4">Pre-Examination Assessment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table-cell table:style-name="STUDENTS.E2" table:number-rows-spanned="2" office:value-type="string">
              <text:p text:style-name="P28"/>
              <text:p text:style-name="P27">Санитария и гигиена</text:p>
            </table:table-cell>
            <table:table-cell table:style-name="STUDENTS.E2" table:number-rows-spanned="2" office:value-type="string">
              <text:p text:style-name="P28"/>
              <text:p text:style-name="P7">Эргономика</text:p>
            </table:table-cell>
            <table:table-cell table:style-name="STUDENTS.E2" table:number-rows-spanned="2" office:value-type="string">
              <text:p text:style-name="P8">[EXERCISE_1]</text:p>
            </table:table-cell>
            <table:table-cell table:style-name="STUDENTS.E2" table:number-rows-spanned="2" office:value-type="string">
              <text:p text:style-name="P8">[EXERCISE_2]</text:p>
            </table:table-cell>
            <table:table-cell table:style-name="STUDENTS.E2" table:number-rows-spanned="2" office:value-type="string">
              <text:p text:style-name="P8">[EXERCISE_3]</text:p>
            </table:table-cell>
            <table:table-cell table:style-name="STUDENTS.E2" table:number-rows-spanned="2" office:value-type="string">
              <text:p text:style-name="P8">[EXERCISE_4]</text:p>
            </table:table-cell>
            <table:table-cell table:style-name="STUDENTS.E2" table:number-rows-spanned="2" office:value-type="string">
              <text:p text:style-name="P8">[EXERCISE_5]</text:p>
            </table:table-cell>
            <table:table-cell table:style-name="STUDENTS.E2" table:number-rows-spanned="2" office:value-type="string">
              <text:p text:style-name="P8">[EXERCISE_6]</text:p>
            </table:table-cell>
            <table:table-cell table:style-name="STUDENTS.E2" table:number-rows-spanned="2" office:value-type="string">
              <text:p text:style-name="P8">[EXERCISE_7]</text:p>
            </table:table-cell>
            <table:table-cell table:style-name="STUDENTS.E2" table:number-rows-spanned="2" office:value-type="string">
              <text:p text:style-name="P8">[EXERCISE_8]</text:p>
            </table:table-cell>
            <table:table-cell table:style-name="STUDENTS.E2" table:number-rows-spanned="2" office:value-type="string">
              <text:p text:style-name="P8">[EXERCISE_9]</text:p>
            </table:table-cell>
            <table:table-cell table:style-name="STUDENTS.E2" table:number-rows-spanned="2" office:value-type="string">
              <text:p text:style-name="P29">Final Mark</text:p>
            </table:table-cell>
            <table:table-cell table:style-name="STUDENTS.Q2" table:number-rows-spanned="2" office:value-type="string">
              <text:p text:style-name="P5"/>
            </table:table-cell>
          </table:table-row>
          <table:table-row>
            <table:table-cell table:style-name="STUDENTS.A3" table:number-columns-spanned="4" office:value-type="string">
              <text:p text:style-name="P25"><text:bookmark text:name="docs-internal-guid-8069d387-805e-0800-544b-c149fa32fc3d"/>College Name: КЭМВИ-ДРК</text:p>
              <text:p text:style-name="P25">ITEC ID No: 42381</text:p>
              <text:p text:style-name="P23"><text:span text:style-name="T2">Date</text:span><text:span text:style-name="T7"> </text:span><text:span text:style-name="T1">of Pre-assessment: </text:span></text:p>
              <text:p text:style-name="P24">ITEC Booking reference:</text:p>
              <text:p text:style-name="P23"><text:span text:style-name="T2">Lecturer</text:span><text:span text:style-name="T7"> </text:span><text:span text:style-name="T1">Signature:</text:span>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STUDENTS.A4" office:value-type="string">
              <text:p text:style-name="P6"/>
            </table:table-cell>
            <table:table-cell table:style-name="STUDENTS.B4" table:number-columns-spanned="2" office:value-type="string">
              <text:p text:style-name="P2"><text:bookmark text:name="docs-internal-guid-8069d387-8065-d40a-96f2-40bd10ee3473"/><text:span text:style-name="T3">Candidate Name</text:span> </text:p>
            </table:table-cell>
            <table:covered-table-cell/>
            <table:table-cell table:style-name="STUDENTS.E2" office:value-type="string">
              <text:p text:style-name="P17"><text:bookmark text:name="docs-internal-guid-8069d387-8065-f427-78f1-26241a343329"/>Student</text:p>
              <text:p text:style-name="P18">No</text:p>
            </table:table-cell>
            <table:table-cell table:style-name="STUDENTS.E2" office:value-type="string">
              <text:p text:style-name="P16">10</text:p>
            </table:table-cell>
            <table:table-cell table:style-name="STUDENTS.E2" office:value-type="string">
              <text:p text:style-name="P15">5</text:p>
            </table:table-cell>
            <table:table-cell table:style-name="STUDENTS.E2" office:value-type="string">
              <text:p text:style-name="P9">[EXERCISE_1_MAX]</text:p>
            </table:table-cell>
            <table:table-cell table:style-name="STUDENTS.E2" office:value-type="string">
              <text:p text:style-name="P9">[EXERCISE_2_MAX]</text:p>
            </table:table-cell>
            <table:table-cell table:style-name="STUDENTS.E2" office:value-type="string">
              <text:p text:style-name="P9">[EXERCISE_3_MAX]</text:p>
            </table:table-cell>
            <table:table-cell table:style-name="STUDENTS.E2" office:value-type="string">
              <text:p text:style-name="P9">[EXERCISE_4_MAX]</text:p>
            </table:table-cell>
            <table:table-cell table:style-name="STUDENTS.E2" office:value-type="string">
              <text:p text:style-name="P9">[EXERCISE_5_MAX]</text:p>
            </table:table-cell>
            <table:table-cell table:style-name="STUDENTS.E2" office:value-type="string">
              <text:p text:style-name="P9">[EXERCISE_6_MAX]</text:p>
            </table:table-cell>
            <table:table-cell table:style-name="STUDENTS.E2" office:value-type="string">
              <text:p text:style-name="P9">[EXERCISE_7_MAX]</text:p>
            </table:table-cell>
            <table:table-cell table:style-name="STUDENTS.E2" office:value-type="string">
              <text:p text:style-name="P9">[EXERCISE_8_MAX]</text:p>
            </table:table-cell>
            <table:table-cell table:style-name="STUDENTS.E2" office:value-type="string">
              <text:p text:style-name="P9">[EXERCISE_9_MAX]</text:p>
            </table:table-cell>
            <table:table-cell table:style-name="STUDENTS.E2" office:value-type="string">
              <text:p text:style-name="P9">[EXERCISE_TOTAL_MAX]</text:p>
            </table:table-cell>
            <table:table-cell table:style-name="STUDENTS.Q4" office:value-type="string">
              <text:p text:style-name="P3"><text:bookmark text:name="docs-internal-guid-8069d387-8060-1ae5-68ae-b6bcb1fd3601"/><text:span text:style-name="T5">Comments</text:span> </text:p>
            </table:table-cell>
          </table:table-row>
        </table:table-header-rows>
        <table:table-row>
          <table:table-cell table:style-name="STUDENTS.E2" office:value-type="string">
            <text:p text:style-name="P12">[INDEX]</text:p>
          </table:table-cell>
          <table:table-cell table:style-name="STUDENTS.E2" table:number-columns-spanned="2" office:value-type="string">
            <text:p text:style-name="P11">[STUDENT_FIO]</text:p>
          </table:table-cell>
          <table:covered-table-cell/>
          <table:table-cell table:style-name="STUDENTS.E2" office:value-type="string">
            <text:p text:style-name="P13">[STUDENT_ABSENT]</text:p>
          </table:table-cell>
          <table:table-cell table:style-name="STUDENTS.E2" office:value-type="string">
            <text:p text:style-name="P7">[HYGIENE]</text:p>
          </table:table-cell>
          <table:table-cell table:style-name="STUDENTS.E2" office:value-type="string">
            <text:p text:style-name="P7">[ERGONOMIC]</text:p>
          </table:table-cell>
          <table:table-cell table:style-name="STUDENTS.E2" office:value-type="string">
            <text:p text:style-name="P10">[EXERCISE_1_MARK]</text:p>
          </table:table-cell>
          <table:table-cell table:style-name="STUDENTS.E2" office:value-type="string">
            <text:p text:style-name="P10">[EXERCISE_2_MARK]</text:p>
          </table:table-cell>
          <table:table-cell table:style-name="STUDENTS.E2" office:value-type="string">
            <text:p text:style-name="P10">[EXERCISE_3_MARK]</text:p>
          </table:table-cell>
          <table:table-cell table:style-name="STUDENTS.E2" office:value-type="string">
            <text:p text:style-name="P10">[EXERCISE_4_MARK]</text:p>
          </table:table-cell>
          <table:table-cell table:style-name="STUDENTS.E2" office:value-type="string">
            <text:p text:style-name="P10">[EXERCISE_5_MARK]</text:p>
          </table:table-cell>
          <table:table-cell table:style-name="STUDENTS.E2" office:value-type="string">
            <text:p text:style-name="P10">[EXERCISE_6_MARK]</text:p>
          </table:table-cell>
          <table:table-cell table:style-name="STUDENTS.E2" office:value-type="string">
            <text:p text:style-name="P10">[EXERCISE_7_MARK]</text:p>
          </table:table-cell>
          <table:table-cell table:style-name="STUDENTS.E2" office:value-type="string">
            <text:p text:style-name="P10">[EXERCISE_8_MARK]</text:p>
          </table:table-cell>
          <table:table-cell table:style-name="STUDENTS.E2" office:value-type="string">
            <text:p text:style-name="P10">[EXERCISE_9_MARK]</text:p>
          </table:table-cell>
          <table:table-cell table:style-name="STUDENTS.E2" office:value-type="string">
            <text:p text:style-name="P10">[EXERCISE_TOTAL]</text:p>
          </table:table-cell>
          <table:table-cell table:style-name="STUDENTS.Q4" office:value-type="string">
            <text:p text:style-name="P1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</meta:initial-creator>
    <meta:creation-date>2016-04-07T13:03:30.61</meta:creation-date>
    <dc:date>2018-12-03T17:11:30.813317064</dc:date>
    <meta:editing-duration>PT9H47M53S</meta:editing-duration>
    <meta:editing-cycles>39</meta:editing-cycles>
    <meta:generator>LibreOffice/6.0.6.2$Linux_X86_64 LibreOffice_project/00m0$Build-2</meta:generator>
    <meta:document-statistic meta:table-count="1" meta:image-count="1" meta:object-count="0" meta:page-count="1" meta:paragraph-count="57" meta:word-count="92" meta:character-count="880" meta:non-whitespace-character-count="837"/>
  </office:meta>
</office:document-meta>
</file>